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1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  <style:text-properties style:font-name="Arial1"/>
    </style:style>
    <style:style style:name="P5" style:family="paragraph" style:parent-style-name="Standard">
      <style:paragraph-properties fo:margin-top="0cm" fo:margin-bottom="0cm" fo:line-height="150%" fo:text-align="start" style:justify-single-word="false"/>
      <style:text-properties style:font-name="Arial1"/>
    </style:style>
    <style:style style:name="T1" style:family="text">
      <style:text-properties fo:font-variant="normal" fo:text-transform="none" fo:color="#27a9e1" style:text-line-through-style="none" style:font-name="Open Sans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7a9e1" style:text-line-through-style="none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7a9e1" style:text-line-through-style="none" style:font-name="Arial1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222222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222222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Livre refere-se a todo programa de computador que pode ser executado, copiado, modificado e redistribuído sem que haja a necessidade da autorização do seu proprietário para isso. Esse tipo de software disponibiliza para seus usuários e desenvolvedores o livre acesso ao código-fonte para que possam realizar alterações da maneira que desejarem.</text:p>
      <text:list xml:id="list1699658529951106792" text:style-name="L1">
        <text:list-item>
          <text:p text:style-name="P2"><text:a xlink:type="simple" xlink:href="https://canaltech.com.br/software/8-editores-de-audio-gratuitos-para-windows/" office:target-frame-name="_blank" xlink:show="new" text:style-name="Internet_20_link" text:visited-style-name="Visited_20_Internet_20_Link"><text:span text:style-name="T3">8 editores de áudio gratuitos para Windows</text:span></text:a></text:p>
        </text:list-item>
        <text:list-item>
          <text:p text:style-name="P2"><text:a xlink:type="simple" xlink:href="https://canaltech.com.br/software/os-melhores-editores-de-video/" office:target-frame-name="_blank" xlink:show="new" text:style-name="Internet_20_link" text:visited-style-name="Visited_20_Internet_20_Link"><text:span text:style-name="T3">Os melhores editores de vídeo gratuitos</text:span></text:a></text:p>
        </text:list-item>
        <text:list-item>
          <text:p text:style-name="P2"><text:a xlink:type="simple" xlink:href="https://canaltech.com.br/linux/20-alternativas-de-programas-famosos-do-windows-para-linux/" office:target-frame-name="_blank" xlink:show="new" text:style-name="Internet_20_link" text:visited-style-name="Visited_20_Internet_20_Link"><text:span text:style-name="T3">20 alternativas de programas famosos do Windows para Linux</text:span></text:a></text:p>
        </text:list-item>
      </text:list>
      <text:p text:style-name="P3">O conceito do software livre, diferente do "open source", é mais focado na ética e seus objetivos fornecem aos usuários liberdade de controle e alteração na execução, moldando-o à sua computação e ao seu processamento de dados, além de conceder liberdade social para a cooperação ativa com todos os usuários e desenvolvedores de sua escolha.</text:p>
      <text:p text:style-name="P3">A FSF (Free Software Foundation - Fundação para o Software Livre) é a criadora do conceito. Ela é uma organização sem fins lucrativos, fundada no ano de 1985 por Richard Stallman, idealizador do GNU - sistema operacional tipo Unix. A filosofia da FSF apoia-se na liberdade de expressão e não nos lucros. Stallman acredita que os softwares proprietários (aqueles que não são livres) são injustos, restritivos e de certa forma discriminatórios.</text:p>
      <text:p text:style-name="P4"><text:soft-page-break/><draw:frame draw:style-name="fr1" draw:name="figuras1" text:anchor-type="as-char" svg:width="16.404cm" svg:height="16.245cm" draw:z-index="0"><draw:image xlink:href="https://imagens.canaltech.com.br/304771.559255-Free-Software-Foundation.png" xlink:type="simple" xlink:show="embed" xlink:actuate="onLoad"/></draw:frame>Software Livre: uma iniciativa da Free Software Foundation (Imagem: Divulgação/FSF)</text:p>
      <text:p text:style-name="P1"><text:span text:style-name="T6">Em 1983, Stallman começou o Projeto GNU após ter sofrido uma experiência negativa com um software comercial. Funcionário do Laboratório de Inteligência Artificial do MIT, ele identificou uma falha no software de uma </text:span><text:a xlink:type="simple" xlink:href="https://canaltech.com.br/video/canaltech-responde/impressora-laser-ou-jato-de-tinta-qual-e-melhor-para-o-meu-negocio-ct-respond-8182/" text:style-name="Internet_20_link" text:visited-style-name="Visited_20_Internet_20_Link"><text:span text:style-name="T3">impressora</text:span></text:a><text:span text:style-name="T6"> Xerox e tentou consertá-la. No entanto, a empresa não liberou para Stallman o código-fonte, motivando-o a criar um mecanismo legal que garantisse que todos pudessem desfrutar dos direitos de copiar, modificar e redistribuir um software. Isso gerou a criação da Licença GPL e, posteriormente, da FSF.</text:span></text:p>
      <text:p text:style-name="P3">Os usuários de software livre estão isentos dessas restrições, pois eles não necessitam pedir autorização ao proprietário, além de não serem obrigados a concordar com cláusulas restritivas de outros, bem como licenças proprietárias, como cópias restritas.</text:p>
      <text:p text:style-name="P3"><text:soft-page-break/>Algumas licenças de utilização foram criadas para poder garantir a equidade e a organização de direitos entre os usuários. A mais utilizada delas é a GPL - General Public License (Licença Pública do Uso Geral).</text:p>
      <text:p text:style-name="P1"><text:span text:style-name="T6">É importante valorizar no movimento de software livre que a concorrência e a pluralidade de ideias entre os sistemas tem feito com que ocorra uma evolução e uma melhora em sua qualidade. Softwares para escritórios, gerenciadores, banco de dados e outras ferramentas têm permitido que empresas e usuários encontrem diferentes soluções de alta qualidade para serem utilizadas. A maioria dessas soluções é apoiada tanto pela OSI (</text:span><text:a xlink:type="simple" xlink:href="https://canaltech.com.br/produtos/O-que-e-open-source/" text:style-name="Internet_20_link" text:visited-style-name="Visited_20_Internet_20_Link"><text:span text:style-name="T3">Open Source</text:span></text:a><text:span text:style-name="T6"> Initiative) quanto pela FSF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 Ventura Favaro</meta:initial-creator>
    <meta:creation-date>2020-10-14T18:01:11.59</meta:creation-date>
    <meta:document-statistic meta:table-count="0" meta:image-count="1" meta:object-count="0" meta:page-count="3" meta:paragraph-count="11" meta:word-count="436" meta:character-count="2820"/>
    <dc:date>2020-10-14T18:06:27.44</dc:date>
    <dc:creator>Giulia  Ventura Favaro</dc:creator>
    <meta:editing-duration>PT5M18S</meta:editing-duration>
    <meta:editing-cycles>1</meta:editing-cycles>
    <meta:generator>OpenOffice/4.1.7$Win32 OpenOffice.org_project/417m1$Build-9800</meta:generator>
  </office:meta>
</office:document-meta>
</file>